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29.96pt" fo:break-before="auto" style:use-optimal-row-height="true"/>
    </style:style>
    <style:style style:name="ro4" style:family="table-row">
      <style:table-row-properties style:row-height="58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15"/>
        <table:table-column table:style-name="co13" table:default-cell-style-name="ce15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6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4"/>
          <table:table-cell table:style-name="ce14"/>
          <table:table-cell table:number-columns-repeated="2"/>
          <table:table-cell table:style-name="ce1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1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 table:style-name="ce8" office:value-type="string" calcext:value-type="string">
            <text:p>10/1/2021 12:05 PM PT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16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xecution 9</text:p>
          </table:table-cell>
          <table:table-cell table:style-name="ce8" office:value-type="string" calcext:value-type="string">
            <text:p>10/1/2021 2:20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Execution 10</text:p>
          </table:table-cell>
          <table:table-cell table:style-name="ce8" office:value-type="string" calcext:value-type="string">
            <text:p>10/1/2021 2:56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Execution 11</text:p>
          </table:table-cell>
          <table:table-cell table:style-name="ce8" office:value-type="string" calcext:value-type="string">
            <text:p>10/1/2021 3:19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Execution 12</text:p>
          </table:table-cell>
          <table:table-cell table:style-name="ce8" office:value-type="string" calcext:value-type="string">
            <text:p>10/1/2021 4:15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Execution 13</text:p>
          </table:table-cell>
          <table:table-cell table:number-columns-repeated="2"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Execution 14</text:p>
          </table:table-cell>
          <table:table-cell table:style-name="ce8" office:value-type="string" calcext:value-type="string">
            <text:p>10/4/2021 11:08 PM PT</text:p>
          </table:table-cell>
          <table:table-cell table:number-columns-repeated="2"/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11"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style-name="ce9"/>
          <table:table-cell table:number-columns-repeated="1017"/>
        </table:table-row>
        <table:table-row table:style-name="ro1" table:number-rows-repeated="4">
          <table:table-cell table:number-columns-repeated="1021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00/00/0000</text:date>, <text:time style:data-style-name="N2" text:time-value="10:36:05.434350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4T11:09:23.812585445</dc:date>
    <meta:editing-duration>P2DT5H24M20S</meta:editing-duration>
    <meta:editing-cycles>83</meta:editing-cycles>
    <meta:generator>LibreOffice/5.1.6.2$Linux_X86_64 LibreOffice_project/10m0$Build-2</meta:generator>
    <meta:document-statistic meta:table-count="1" meta:cell-count="276" meta:object-count="0"/>
  </office:meta>
</office:document-meta>
</file>